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2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464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9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fff00" fo:wrap-option="wrap"/>
    </style:style>
    <style:style style:name="ce3" style:family="table-cell" style:parent-style-name="Default">
      <style:table-cell-properties fo:background-color="transparent" fo:wrap-option="no-wrap"/>
    </style:style>
    <style:style style:name="ce4" style:family="table-cell" style:parent-style-name="Default">
      <style:table-cell-properties fo:background-color="transparent" fo:wrap-option="wrap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Схема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2" table:default-cell-style-name="Default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Протокол аттестации на разряд </text:p>
          </table:table-cell>
          <table:table-cell table:style-name="ce1"/>
          <table:table-cell office:value-type="string" calcext:value-type="string">
            <text:p>Отчет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Критерии</text:p>
          </table:table-cell>
          <table:table-cell table:style-name="ce1" office:value-type="string" calcext:value-type="string">
            <text:p>степени</text:p>
          </table:table-cell>
          <table:table-cell office:value-type="string" calcext:value-type="string">
            <text:p>Участок</text:p>
          </table:table-cell>
          <table:table-cell office:value-type="string" calcext:value-type="string">
            <text:p>Тип задачи</text:p>
          </table:table-cell>
          <table:table-cell office:value-type="string" calcext:value-type="string">
            <text:p>Вид работ</text:p>
          </table:table-cell>
          <table:table-cell office:value-type="string" calcext:value-type="string">
            <text:p>Изделия</text:p>
          </table:table-cell>
          <table:table-cell office:value-type="string" calcext:value-type="string">
            <text:p>Сколько затрачено времени?(часов\минут)</text:p>
          </table:table-cell>
          <table:table-cell office:value-type="string" calcext:value-type="string">
            <text:p>Количество годных плат или изделий</text:p>
          </table:table-cell>
          <table:table-cell office:value-type="string" calcext:value-type="string">
            <text:p>Количество задержанных плат или изделий</text:p>
          </table:table-cell>
          <table:table-cell office:value-type="string" calcext:value-type="string">
            <text:p>Комментарий</text:p>
          </table:table-cell>
        </table:table-row>
        <table:table-row table:style-name="ro3">
          <table:table-cell office:value-type="string" calcext:value-type="string">
            <text:p>Составлена 1 УП для установщиков для изделий СЛ 1 раз в 3 месяца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Starline</text:p>
          </table:table-cell>
          <table:table-cell office:value-type="string" calcext:value-type="string">
            <text:p>Создание программы для NPM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Составлена 1 УП для установщиков для контрактных изделий 1 раз в месяц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Контрактное пр-во</text:p>
          </table:table-cell>
          <table:table-cell office:value-type="string" calcext:value-type="string">
            <text:p>Создание программы для NPM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Составлена 1 УП для машины селективной пайки 1 раз в месяц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T</text:p>
          </table:table-cell>
          <table:table-cell table:style-name="Default"/>
          <table:table-cell office:value-type="string" calcext:value-type="string">
            <text:p>Написание программы для SEHO PRI / SEC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Составлена 1 УП для AOI Modus 1 раз в месяц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T</text:p>
          </table:table-cell>
          <table:table-cell/>
          <table:table-cell office:value-type="string" calcext:value-type="string">
            <text:p>Написание программы для АОИ PRI / SEC </text:p>
          </table:table-cell>
          <table:table-cell table:number-columns-repeated="4"/>
          <table:table-cell office:value-type="string" calcext:value-type="string">
            <text:p>Прог + изделие без повторения записи считать</text:p>
          </table:table-cell>
        </table:table-row>
        <table:table-row table:style-name="ro2">
          <table:table-cell office:value-type="string" calcext:value-type="string">
            <text:p>Составлена 1 УП для AOI KohYoung 1 раз в месяц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Создание программы для AOI PRI / SEC</text:p>
          </table:table-cell>
          <table:table-cell table:number-columns-repeated="4"/>
          <table:table-cell office:value-type="string" calcext:value-type="string">
            <text:p>Прог + изделие без повторения записи считать</text:p>
          </table:table-cell>
        </table:table-row>
        <table:table-row table:style-name="ro2">
          <table:table-cell table:style-name="ce7" office:value-type="string" calcext:value-type="string">
            <text:p>Выполнены работы по загрузке и\или настройке машины селективной пайки 22 часа в месяц и больше</text:p>
          </table:table-cell>
          <table:table-cell office:value-type="string" calcext:value-type="string">
            <text:p>1 балл 7 ч; общее время работы — 176 часов</text:p>
          </table:table-cell>
          <table:table-cell office:value-type="string" calcext:value-type="string">
            <text:p>THT</text:p>
          </table:table-cell>
          <table:table-cell/>
          <table:table-cell office:value-type="string" calcext:value-type="string">
            <text:p>Настройка SEHO PRI + Пайка компонентов PRI </text:p>
          </table:table-cell>
          <table:table-cell office:value-type="string" calcext:value-type="string">
            <text:p>+ изделие</text:p>
          </table:table-cell>
          <table:table-cell office:value-type="string" calcext:value-type="string">
            <text:p>указываем время</text:p>
          </table:table-cell>
          <table:table-cell table:number-columns-repeated="2"/>
          <table:table-cell office:value-type="string" calcext:value-type="string">
            <text:p>должен быть учет двух этих видов </text:p>
          </table:table-cell>
        </table:table-row>
        <table:table-row table:style-name="ro4">
          <table:table-cell table:style-name="ce7" office:value-type="string" calcext:value-type="string">
            <office:annotation office:display="true" draw:style-name="gr1" draw:text-style-name="P2" svg:width="2.899cm" svg:height="2.966cm" svg:x="33.062cm" svg:y="12.198cm" draw:caption-point-x="-20.87cm" draw:caption-point-y="0.702cm">
              <dc:date>2020-11-05T00:00:00</dc:date>
              <text:p text:style-name="P1"><text:span text:style-name="T1">Заготовки пока не берем, а платы, выбирать параметер где большее значение</text:span></text:p>
            </office:annotation>
            <text:p>Выполнены работы по проверке и\или настройке на АОИ Modus 11 часов и более 50 заготовок</text:p>
          </table:table-cell>
          <table:table-cell office:value-type="string" calcext:value-type="string">
            <text:p>3,5 ч и 133 платы 1 балл</text:p>
          </table:table-cell>
          <table:table-cell office:value-type="string" calcext:value-type="string">
            <text:p>THT</text:p>
          </table:table-cell>
          <table:table-cell/>
          <table:table-cell office:value-type="string" calcext:value-type="string">
            <text:p>Проверка на АОИ PRI <text:s/>/ SEC</text:p>
          </table:table-cell>
          <table:table-cell office:value-type="string" calcext:value-type="string">
            <text:p>+ изделие</text:p>
          </table:table-cell>
          <table:table-cell/>
          <table:table-cell table:number-columns-repeated="2" office:value-type="string" calcext:value-type="string">
            <text:p>суммировать</text:p>
          </table:table-cell>
          <table:table-cell/>
        </table:table-row>
        <table:table-row table:style-name="ro4">
          <table:table-cell office:value-type="string" calcext:value-type="string">
            <text:p>Выполнены работы по загрузке и\или настройке трафаретного принтера 2 раза в месяц и боле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Настройка принтера Prim / Sec</text:p>
          </table:table-cell>
          <table:table-cell office:value-type="string" calcext:value-type="string">
            <text:p>+ изделие</text:p>
          </table:table-cell>
          <table:table-cell table:number-columns-repeated="4"/>
        </table:table-row>
        <table:table-row table:style-name="ro4">
          <table:table-cell table:style-name="ce7" office:value-type="string" calcext:value-type="string">
            <text:p>Выполнены работы по загрузке и\или настройке установщиков 22 часа в месяц и больше</text:p>
          </table:table-cell>
          <table:table-cell office:value-type="string" calcext:value-type="string">
            <text:p>1 балл 7 ч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Настройка установщиков </text:p>
          </table:table-cell>
          <table:table-cell/>
          <table:table-cell office:value-type="string" calcext:value-type="string">
            <text:p>считаем</text:p>
          </table:table-cell>
          <table:table-cell table:number-columns-repeated="3"/>
        </table:table-row>
        <table:table-row table:style-name="ro6">
          <table:table-cell table:style-name="ce7" office:value-type="string" calcext:value-type="string">
            <text:p>Выполнены работы по проверке и\или настройке на АОИ KY 11 часов в месяц и больше (более 50 заготовок)</text:p>
          </table:table-cell>
          <table:table-cell office:value-type="string" calcext:value-type="string">
            <text:p>3,5 ч и 133 платы 1 балл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Настойка первой платы на АОИ + Проверка плат на АОИ Prim / Sec</text:p>
          </table:table-cell>
          <table:table-cell/>
          <table:table-cell table:number-columns-repeated="3" office:value-type="string" calcext:value-type="string">
            <text:p>считаем</text:p>
          </table:table-cell>
          <table:table-cell/>
        </table:table-row>
        <table:table-row table:style-name="ro4">
          <table:table-cell table:style-name="ce7" office:value-type="string" calcext:value-type="string">
            <text:p>Выполнены работы по разбраковке на ревью станции после АОИ KY 11 часов в месяц и больше (более 50 заготовок)</text:p>
          </table:table-cell>
          <table:table-cell office:value-type="string" calcext:value-type="string">
            <text:p>3,5 ч и 133 платы 1 балл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ReviewStation pri / sec</text:p>
          </table:table-cell>
          <table:table-cell/>
          <table:table-cell table:number-columns-repeated="3" office:value-type="string" calcext:value-type="string">
            <text:p>считаем</text:p>
          </table:table-cell>
          <table:table-cell/>
        </table:table-row>
        <table:table-row table:style-name="ro7">
          <table:table-cell office:value-type="string" calcext:value-type="string">
            <text:p>Проведение обучений для сотрудников 1 раз в месяц и чаще, бланк ознакомления сотрудников с подписями сдан администратору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Проведение обучения </text:p>
          </table:table-cell>
          <table:table-cell table:number-columns-repeated="5"/>
        </table:table-row>
        <table:table-row table:style-name="ro8">
          <table:table-cell table:style-name="ce3" office:value-type="string" calcext:value-type="string">
            <office:annotation office:display="true" draw:style-name="gr2" draw:text-style-name="P2" svg:width="2.899cm" svg:height="1.799cm" svg:x="27.194cm" svg:y="22.68cm" draw:caption-point-x="-15.002cm" draw:caption-point-y="-1.176cm">
              <dc:date>2020-11-03T00:00:00</dc:date>
              <text:p text:style-name="P1"><text:span text:style-name="T1">Каков метод расчета</text:span></text:p>
            </office:annotation>
            <text:p>Составление рабочих инструкций и документов 1 раз в 3 месяца и чаще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Написание инструкции</text:p>
          </table:table-cell>
          <table:table-cell table:number-columns-repeated="5"/>
        </table:table-row>
        <table:table-row table:style-name="ro6">
          <table:table-cell table:style-name="ce7" office:value-type="string" calcext:value-type="string">
            <text:p>Выполнена проверка программы установщиков 1 раз месяц и чаще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MT</text:p>
          </table:table-cell>
          <table:table-cell table:style-name="ce7"/>
          <table:table-cell table:style-name="ce7" office:value-type="string" calcext:value-type="string">
            <text:p>Проверка программы установщиков + Проверка комплектации 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Выполнена проверка первой платы после сборки установщиками, оставлен комментарий в задаче 1 раз месяц и чаще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Проверка первой платы до оплавления 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Выполнена проверка первой спаянной платы после селективной пайки, оставлен комментарий в задаче 1 раз месяц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T</text:p>
          </table:table-cell>
          <table:table-cell/>
          <table:table-cell office:value-type="string" calcext:value-type="string">
            <text:p>Проверка первой платы после пайки 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Выполнена проверка первой платы после оплавления на ICT, сотавлен комментарий в задаче 1 раз месяц и чаще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Внутрисхемное тестирование ICT </text:p>
          </table:table-cell>
          <table:table-cell table:number-columns-repeated="5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.00.0000</text:date>, <text:time style:data-style-name="N2" text:time-value="10:42:16.640470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1.1.0$Linux_X86_64 LibreOffice_project/00$Build-1</meta:generator>
    <dc:date>2020-11-07T18:45:52.785990750</dc:date>
    <meta:editing-duration>PT6H20M9S</meta:editing-duration>
    <meta:editing-cycles>7</meta:editing-cycles>
    <meta:document-statistic meta:table-count="1" meta:cell-count="95" meta:object-count="0"/>
  </office:meta>
</office:document-meta>
</file>